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Ubuntu" fo:font-size="20pt" officeooo:rsid="000d7d86" officeooo:paragraph-rsid="000d7d86" style:font-size-asian="17.5pt" style:font-size-complex="20pt"/>
    </style:style>
    <style:style style:name="P2" style:family="paragraph" style:parent-style-name="Standard">
      <style:paragraph-properties fo:text-align="center" style:justify-single-word="false"/>
      <style:text-properties style:font-name="Ubuntu" fo:font-size="12pt" officeooo:rsid="000d7d86" officeooo:paragraph-rsid="000d7d86" style:font-size-asian="10.5pt" style:font-size-complex="12pt"/>
    </style:style>
    <style:style style:name="P3" style:family="paragraph" style:parent-style-name="Standard">
      <style:paragraph-properties fo:text-align="start" style:justify-single-word="false"/>
      <style:text-properties style:font-name="Ubuntu" fo:font-size="14pt" officeooo:rsid="001ab351" officeooo:paragraph-rsid="000d7d86" style:font-size-asian="14pt" style:font-size-complex="14pt"/>
    </style:style>
    <style:style style:name="P4" style:family="paragraph" style:parent-style-name="Standard">
      <style:text-properties style:font-name="Ubuntu" fo:font-size="14pt" officeooo:rsid="001ab351" officeooo:paragraph-rsid="000d7d86" style:font-size-asian="14pt" style:font-size-complex="14pt"/>
    </style:style>
    <style:style style:name="P5" style:family="paragraph" style:parent-style-name="Standard">
      <style:paragraph-properties fo:text-align="start" style:justify-single-word="false"/>
      <style:text-properties style:font-name="Ubuntu" fo:font-size="14pt" officeooo:rsid="001ab351" officeooo:paragraph-rsid="000d7d86" style:font-size-asian="14pt" style:font-size-complex="14pt"/>
    </style:style>
    <style:style style:name="P6" style:family="paragraph" style:parent-style-name="Standard">
      <style:paragraph-properties fo:text-align="start" style:justify-single-word="false"/>
      <style:text-properties style:font-name="Ubuntu" fo:font-size="14pt" officeooo:rsid="001ab351" officeooo:paragraph-rsid="000ee25a" style:font-size-asian="14pt" style:font-size-complex="14pt"/>
    </style:style>
    <style:style style:name="P7" style:family="paragraph" style:parent-style-name="Standard">
      <style:text-properties style:font-name="Ubuntu" fo:font-size="14pt" officeooo:rsid="001ab351" officeooo:paragraph-rsid="000d7d86" style:font-size-asian="14pt" style:font-size-complex="14pt"/>
    </style:style>
    <style:style style:name="P8" style:family="paragraph" style:parent-style-name="Standard">
      <style:text-properties style:font-name="Ubuntu" fo:font-size="14pt" officeooo:rsid="001ab351" officeooo:paragraph-rsid="000ee25a" style:font-size-asian="14pt" style:font-size-complex="14pt"/>
    </style:style>
    <style:style style:name="T1" style:family="text">
      <style:text-properties officeooo:rsid="000d7d86"/>
    </style:style>
    <style:style style:name="T2" style:family="text">
      <style:text-properties officeooo:rsid="000ee25a"/>
    </style:style>
    <style:style style:name="T3" style:family="text">
      <style:text-properties style:text-underline-style="solid" style:text-underline-width="auto" style:text-underline-color="font-color" officeooo:rsid="000ee25a"/>
    </style:style>
    <style:style style:name="T4" style:family="text">
      <style:text-properties style:text-underline-style="none" officeooo:rsid="000ee25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odelo relacional</text:p>
      <text:p text:style-name="P2"/>
      <text:p text:style-name="P4"><text:span text:style-name="T2">jefe_departamento</text:span> (<text:span text:style-name="T3">num_colegiado</text:span><text:span text:style-name="T2">, nombre, departamento</text:span>)</text:p>
      <text:p text:style-name="P4"><text:tab/>pk: <text:span text:style-name="T2">num_colegiado</text:span></text:p>
      <text:p text:style-name="P4"><text:tab/>fk: <text:span text:style-name="T1">xxxxx</text:span></text:p>
      <text:p text:style-name="P3"><text:tab/>vnn: <text:span text:style-name="T1">xxxxx</text:span></text:p>
      <text:p text:style-name="P3"/>
      <text:p text:style-name="P4"><text:span text:style-name="T2">departamentos</text:span> (<text:span text:style-name="T3">cod-depart</text:span><text:span text:style-name="T4">, nº_planta, sección</text:span>)</text:p>
      <text:p text:style-name="P8"><text:tab/>pk: <text:span text:style-name="T4">cod-depart</text:span></text:p>
      <text:p text:style-name="P4"><text:tab/>fk: <text:span text:style-name="T1">xxxxx</text:span></text:p>
      <text:p text:style-name="P3"><text:tab/>vnn: <text:span text:style-name="T1">xxxxx</text:span></text:p>
      <text:p text:style-name="P3"/>
      <text:p text:style-name="P8"><text:span text:style-name="T2">medicos</text:span> (<text:span text:style-name="T3">n-colegiado</text:span><text:span text:style-name="T4">, nombre, departamento</text:span>)</text:p>
      <text:p text:style-name="P8"><text:tab/>pk: <text:s/><text:span text:style-name="T4">n-colegiado</text:span></text:p>
      <text:p text:style-name="P8"><text:tab/>fk: <text:span text:style-name="T1">xxxxx</text:span></text:p>
      <text:p text:style-name="P6"><text:tab/>vnn: <text:span text:style-name="T1">xxxxx</text:span></text:p>
      <text:p text:style-name="P8"/>
      <text:p text:style-name="P8"><text:span text:style-name="T2">pacientes</text:span> (<text:span text:style-name="T3">n-ss</text:span><text:span text:style-name="T4">, nombre</text:span>)</text:p>
      <text:p text:style-name="P8"><text:tab/>pk: <text:s/><text:span text:style-name="T4">n-ss</text:span></text:p>
      <text:p text:style-name="P8"><text:tab/>fk: <text:span text:style-name="T1">xxxxx</text:span></text:p>
      <text:p text:style-name="P6"><text:tab/>vnn: <text:span text:style-name="T1">xxxxx</text:span></text:p>
      <text:p text:style-name="P6"/>
      <text:p text:style-name="P8"><text:span text:style-name="T2">citas</text:span> (<text:span text:style-name="T1">xxxxxx</text:span>)</text:p>
      <text:p text:style-name="P8"><text:tab/>pk: <text:span text:style-name="T1">xxxxx</text:span></text:p>
      <text:p text:style-name="P8"><text:tab/>fk: <text:span text:style-name="T1">xxxxx</text:span></text:p>
      <text:p text:style-name="P6"><text:tab/>vnn: <text:span text:style-name="T1">xxxxx</text:span></text:p>
      <text:p text:style-name="P6"/>
      <text:p text:style-name="P8"><text:span text:style-name="T1">xxxx</text:span> (<text:span text:style-name="T1">xxxxxx</text:span>)</text:p>
      <text:p text:style-name="P8"><text:tab/>pk: <text:span text:style-name="T1">xxxxx</text:span></text:p>
      <text:p text:style-name="P8"><text:tab/>fk: <text:span text:style-name="T1">xxxxx</text:span></text:p>
      <text:p text:style-name="P6"><text:tab/>vnn: <text:span text:style-name="T1">xxxxx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0T20:04:41.654911236</meta:creation-date>
    <dc:date>2024-12-10T20:35:16.642117338</dc:date>
    <meta:editing-duration>PT16M52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25" meta:word-count="57" meta:character-count="418" meta:non-whitespace-character-count="366"/>
  </office:meta>
</office:document-meta>
</file>